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07">
            <text:p>SRR-4707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10190.0">
            <text:p>101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66">
            <text:p>-9.66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1565">
            <text:p>SRR-1565</text:p>
          </table:table-cell>
          <table:table-cell office:value-type="float" office:value="57.33">
            <text:p>57.33</text:p>
          </table:table-cell>
          <table:table-cell office:value-type="float" office:value="-1.99">
            <text:p>-1.99</text:p>
          </table:table-cell>
          <table:table-cell office:value-type="float" office:value="6850.0">
            <text:p>6850.0</text:p>
          </table:table-cell>
          <table:table-cell office:value-type="float" office:value="140.0">
            <text:p>14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5">
            <text:p>0.1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SmithEtal1985,SmithEtal1983,ShennanEtal2018">
            <text:p>SmithEtal1985,SmithEtal1983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9">
            <text:p>SRR-4719</text:p>
          </table:table-cell>
          <table:table-cell office:value-type="float" office:value="57.33">
            <text:p>57.33</text:p>
          </table:table-cell>
          <table:table-cell office:value-type="float" office:value="-2.03">
            <text:p>-2.03</text:p>
          </table:table-cell>
          <table:table-cell office:value-type="float" office:value="5930.0">
            <text:p>593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5">
            <text:p>1.7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8">
            <text:p>SRR-4718</text:p>
          </table:table-cell>
          <table:table-cell office:value-type="float" office:value="57.33">
            <text:p>57.33</text:p>
          </table:table-cell>
          <table:table-cell office:value-type="float" office:value="-2.03">
            <text:p>-2.03</text:p>
          </table:table-cell>
          <table:table-cell office:value-type="float" office:value="7400.0">
            <text:p>740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1.05">
            <text:p>1.05</text:p>
          </table:table-cell>
          <table:table-cell office:value-type="float" office:value="1.05">
            <text:p>1.05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7">
            <text:p>SRR-4717</text:p>
          </table:table-cell>
          <table:table-cell office:value-type="float" office:value="57.33">
            <text:p>57.33</text:p>
          </table:table-cell>
          <table:table-cell office:value-type="float" office:value="-2.03">
            <text:p>-2.03</text:p>
          </table:table-cell>
          <table:table-cell office:value-type="float" office:value="7145.0">
            <text:p>714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1.03">
            <text:p>1.03</text:p>
          </table:table-cell>
          <table:table-cell office:value-type="float" office:value="1.03">
            <text:p>1.03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1769">
            <text:p>SRR-1769</text:p>
          </table:table-cell>
          <table:table-cell office:value-type="float" office:value="57.33">
            <text:p>57.33</text:p>
          </table:table-cell>
          <table:table-cell office:value-type="float" office:value="-1.99">
            <text:p>-1.99</text:p>
          </table:table-cell>
          <table:table-cell office:value-type="float" office:value="4000.0">
            <text:p>400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56">
            <text:p>1.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83,ShennanEtal2018">
            <text:p>SmithEtal1983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6">
            <text:p>SRR-4716</text:p>
          </table:table-cell>
          <table:table-cell office:value-type="float" office:value="57.35">
            <text:p>57.35</text:p>
          </table:table-cell>
          <table:table-cell office:value-type="float" office:value="-2.01">
            <text:p>-2.01</text:p>
          </table:table-cell>
          <table:table-cell office:value-type="float" office:value="7505.0">
            <text:p>750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5">
            <text:p>SRR-4715</text:p>
          </table:table-cell>
          <table:table-cell office:value-type="float" office:value="57.35">
            <text:p>57.35</text:p>
          </table:table-cell>
          <table:table-cell office:value-type="float" office:value="-2.01">
            <text:p>-2.01</text:p>
          </table:table-cell>
          <table:table-cell office:value-type="float" office:value="7440.0">
            <text:p>74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6">
            <text:p>-1.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06">
            <text:p>SRR-4706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8290.0">
            <text:p>829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47">
            <text:p>-9.47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08">
            <text:p>SRR-4708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7870.0">
            <text:p>78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7">
            <text:p>-5.07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09">
            <text:p>SRR-4709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7815.0">
            <text:p>78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9">
            <text:p>-5.39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0">
            <text:p>SRR-4710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8140.0">
            <text:p>81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">
            <text:p>-7.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5099">
            <text:p>SRR-5099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8535.0">
            <text:p>853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">
            <text:p>-9.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4">
            <text:p>SRR-4714</text:p>
          </table:table-cell>
          <table:table-cell office:value-type="float" office:value="57.35">
            <text:p>57.35</text:p>
          </table:table-cell>
          <table:table-cell office:value-type="float" office:value="-2.01">
            <text:p>-2.01</text:p>
          </table:table-cell>
          <table:table-cell office:value-type="float" office:value="7415.0">
            <text:p>741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4">
            <text:p>-1.2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3">
            <text:p>SRR-4713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8095.0">
            <text:p>809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">
            <text:p>-5.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2">
            <text:p>SRR-4712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7770.0">
            <text:p>77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4">
            <text:p>-5.0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1193">
            <text:p>SRR-1193</text:p>
          </table:table-cell>
          <table:table-cell office:value-type="float" office:value="57.33">
            <text:p>57.33</text:p>
          </table:table-cell>
          <table:table-cell office:value-type="float" office:value="-1.99">
            <text:p>-1.99</text:p>
          </table:table-cell>
          <table:table-cell office:value-type="float" office:value="6189.0">
            <text:p>6189.0</text:p>
          </table:table-cell>
          <table:table-cell office:value-type="float" office:value="95.0">
            <text:p>9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9">
            <text:p>1.09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83,ShennanEtal2018">
            <text:p>SmithEtal1983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1192">
            <text:p>SRR-1192</text:p>
          </table:table-cell>
          <table:table-cell office:value-type="float" office:value="57.33">
            <text:p>57.33</text:p>
          </table:table-cell>
          <table:table-cell office:value-type="float" office:value="-1.99">
            <text:p>-1.99</text:p>
          </table:table-cell>
          <table:table-cell office:value-type="float" office:value="3816.0">
            <text:p>3816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56">
            <text:p>1.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83,ShennanEtal2018">
            <text:p>SmithEtal1983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1">
            <text:p>SRR-4711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7780.0">
            <text:p>77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5">
            <text:p>-4.7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